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2f92" officeooo:paragraph-rsid="001b2f92"/>
    </style:style>
    <style:style style:name="T1" style:family="text">
      <style:text-properties officeooo:rsid="001c4837"/>
    </style:style>
    <style:style style:name="T2" style:family="text">
      <style:text-properties officeooo:rsid="001cab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text:span>'enjeu de la simulation de la dynamique atmosphérique et/ou océanographique a pris une importance accrue avec la question du réchauffement climatique.</text:p>
      <text:p text:style-name="P1">Le modèle mathématique complet à simuler s'obtient en couplant les équations de la mécanique des fluides avec les équations de la thermodynamique.</text:p>
      <text:p text:style-name="P1"/>
      <text:p text:style-name="P1">Au 19ième siècle, le mathématicien Adhémar Barré de Saint-Venant <text:span text:style-name="T2">formule</text:span> un système d'équations aux dérivées partielles décrivant les mouvements d'un fluide soumis à la gravité et de faible épaisseur. Cette simplification <text:span text:style-name="T2">des équations de Navier-Stokes</text:span> permet de transformer un problème 3D en un problème 2D. <text:span text:style-name="T2">D</text:span>ans le contexte de la sphère en rotation, elles décrivent la réponse d'une couche mince de fluide soumise aux forces de gravité et de Coriolis. Elles permettent de décrire de nombreux phénomènes (ondes de Kelvin, ondes de Rossby, ...). Bien que représentant un problème simplifié, ces équations sont complexes et leur résolution nécessite des méthodes numériques adaptées.</text:p>
      <text:p text:style-name="P1"/>
      <text:p text:style-name="P1">L'objectif de cette thèse est d'étudier une méthode numérique de type différences finies pour résoudre ces équations, <text:span text:style-name="T2">les</text:span> équations Shallow Water, <text:span text:style-name="T2">grâce à</text:span> la grille Cubed-Sphere.</text:p>
      <text:p text:style-name="P1"/>
      <text:p text:style-name="P1">Dans la première <text:span text:style-name="T2">partie</text:span>, on introduit les notations et les schémas utiles à la résolution d'équations aux dérivées partielles sur la Cubed-Sphere. On étudie les schémas aux différences finies dans le contexte périodique <text:span text:style-name="T2">pour approcher</text:span> la dérivée première à différents ordres. Le schéma utilisé sur la sphère est un schéma hermitien d'ordre 4. Nous introduisons aussi les schémas de filtrages. Ces derniers sont consistants avec l'identité et permettent de supprimer les modes oscillants. Ces schémas permettent des approximations en espace. La discrétisation en temps est faite par un algorithme de Runge-Kutta d'ordre 4 explicite couplé à l'opérateur de filtrage. Nous étudions l'algorithme pour la résolution de l'équation de transport et de l'équation des ondes. </text:p>
      <text:p text:style-name="P1"/>
      <text:p text:style-name="P1">La seconde partie est dédiée au maillage sur la sphère ainsi qu'à la construction des opérateurs approchés. Le maillage utilisé est la Cubed-Sphere, introduit en 1972 par Robert Sadourny. Il s'agit du maillage des faces d'un cube projeté sur la sphère. Chaque face est appelé panel. Il y a de nombreuses symétries entre les panels, ce qui permet de construire un produit scalaire vérifiant l'orthogonalité d'un grand nombre d'harmoniques sphériques. De plus, on construit des formules de quadrature précises sur ce maillage. Les points sur un panels sont des portions de grands cercles. En complétant les données sur les grands cercles à l'aide de spline cubique, on construit des opérateurs approchés de la divergence, du gradient et de la vorticité. Ces opérateurs utilisent les schémas aux différences finis périodiques <text:span text:style-name="T1">et sont analysés</text:span>.</text:p>
      <text:p text:style-name="P1"/>
      <text:p text:style-name="P1">La troisième partie concerne la résolution numérique d'équations sur la sphère. Les expériences numériques concernent l'équation d'advection, l'équation Shallow Water linéarisée et l'équation Shallow Water. La résolution se fait par la méthode des lignes en couplant les opérateurs différentiels discret avec un schéma de R<text:span text:style-name="T2">K</text:span>4 muni d'un opérateur de filtrage. Les tests sont issus de la littérature classique. Sur certains, une solution analytique est disponible. On compare la solution exacte et la solution donnée par l'algorithme. Les erreurs <text:span text:style-name="T1">mesurées confirment</text:span> la précision attendue. Lorsqu'il n'y a pas de solution analytique connue, nous comparons nos résultats numériques avec ceux obtenus <text:span text:style-name="T1">par d’autres méthodes</text:span>. <text:span text:style-name="T1">N</text:span>ous vérifions la conservation de la masse et de l'énergie. </text:p>
      <text:p text:style-name="P1"/>
      <text:p text:style-name="P1">Dans <text:span text:style-name="T2">notre contexte,</text:span> les simulations en temps long jouent un rôle important. Les résultats obtenus <text:span text:style-name="T1">sur temps longs</text:span> sont ceux attendus. Il serait intéressant d'utiliser un algorithme de résolution en temps implicite pour effectuer ce type de simulations. C'est l'une des perspectives de ce travail.</text:p>
      <text:p text:style-name="P1"/>
      <text:p text:style-name="P1">A plus long terme, l'objectif est de simuler un modèle en 3D. Il faudra coupler un tel modèle avec les équations de la thermodynamique (modèle GC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3:15:35.440151816</meta:creation-date>
    <dc:date>2018-05-08T13:26:36.817244801</dc:date>
    <meta:editing-duration>PT11M1S</meta:editing-duration>
    <meta:editing-cycles>3</meta:editing-cycles>
    <meta:generator>LibreOffice/5.1.6.2$Linux_X86_64 LibreOffice_project/10m0$Build-2</meta:generator>
    <meta:document-statistic meta:table-count="0" meta:image-count="0" meta:object-count="0" meta:page-count="1" meta:paragraph-count="9" meta:word-count="600" meta:character-count="3988" meta:non-whitespace-character-count="3395"/>
  </office:meta>
</office:document-meta>
</file>